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41.12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SUM([.D2:.M2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4" table:formula="of:=SUM([.D3:.M3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SUM([.D4:.M4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SUM([.D5:.M5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" table:formula="of:=SUM([.D6:.M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7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SUM([.D7:.M7]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40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2]+1" office:value-type="float" office:value="1" calcext:value-type="float">
            <text:p>1</text:p>
          </table:table-cell>
          <table:table-cell table:style-name="ce3"/>
          <table:table-cell table:number-columns-repeated="9"/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3]+1" office:value-type="float" office:value="1" calcext:value-type="float">
            <text:p>1</text:p>
          </table:table-cell>
          <table:table-cell table:number-columns-repeated="10"/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4]+1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7"/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5]+1" office:value-type="float" office:value="1" calcext:value-type="float">
            <text:p>1</text:p>
          </table:table-cell>
          <table:table-cell table:number-columns-repeated="10"/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6]+1" office:value-type="float" office:value="1" calcext:value-type="float">
            <text:p>1</text:p>
          </table:table-cell>
          <table:table-cell table:number-columns-repeated="10"/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B7]+1" office:value-type="float" office:value="1" calcext:value-type="float">
            <text:p>1</text:p>
          </table:table-cell>
          <table:table-cell table:number-columns-repeated="10"/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N7" table:contains-header="false">
          <table:sort>
            <table:sort-by table:field-number="13" table:order="descending" table:data-type="automatic"/>
            <table:sort-by table:field-number="0" table:data-type="automatic"/>
          </table:sort>
        </table:database-range>
        <table:database-range table:name="__Anonymous_Sheet_DB__5" table:target-range-address="'14-40'.A2:'14-40'.N7" table:contains-header="false">
          <table:sort>
            <table:sort-by table:field-number="1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4:43:36.038000000</dc:date>
    <meta:editing-duration>PT3H37M</meta:editing-duration>
    <meta:editing-cycles>33</meta:editing-cycles>
    <meta:generator>LibreOffice/6.2.3.2$Windows_X86_64 LibreOffice_project/aecc05fe267cc68dde00352a451aa867b3b546ac</meta:generator>
    <meta:document-statistic meta:table-count="7" meta:cell-count="98" meta:object-count="0"/>
  </office:meta>
</office:document-meta>
</file>